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66" draw:opacity="50%" draw:textarea-horizontal-align="justify" draw:textarea-vertical-align="middle" draw:auto-grow-height="false" fo:min-height="1.542cm" fo:min-width="1.383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objectwithoutfill">
      <style:graphic-properties draw:stroke="dash" draw:stroke-dash="Fine_20_Dashed" svg:stroke-width="0.081cm" svg:stroke-color="#ff3333" draw:marker-start="Arrow" draw:marker-start-width="0.321cm" draw:marker-end-width="0.321cm" draw:fill="none" draw:textarea-vertical-align="middle" fo:padding-top="0.165cm" fo:padding-bottom="0.165cm" fo:padding-left="0.29cm" fo:padding-right="0.29cm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66" draw:opacity="50%"/>
      <style:paragraph-properties fo:text-align="center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667cm" svg:height="2.54cm" svg:x="8.493cm" svg:y="6.207cm">
          <text:p text:style-name="P1">Server 1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draw:layer="layout" svg:width="2.667cm" svg:height="2.54cm" svg:x="5.572cm" svg:y="9.509cm">
          <text:p text:style-name="P1">Server 2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xml:id="id2" draw:id="id2" draw:layer="layout" svg:width="2.667cm" svg:height="2.54cm" svg:x="2.905cm" svg:y="13.065cm">
          <text:p text:style-name="P1">Server 3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xml:id="id3" draw:id="id3" draw:layer="layout" svg:width="2.667cm" svg:height="2.54cm" svg:x="7.858cm" svg:y="13.065cm">
          <text:p text:style-name="P1">Server 4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draw:layer="layout" svg:width="2.667cm" svg:height="2.54cm" svg:x="11.668cm" svg:y="9.382cm">
          <text:p text:style-name="P1">Server 5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custom-shape draw:style-name="gr1" draw:text-style-name="P2" draw:layer="layout" svg:width="2.667cm" svg:height="2.54cm" svg:x="14.081cm" svg:y="12.811cm">
          <text:p text:style-name="P1">Server 6</text:p>
          <draw:enhanced-geometry svg:viewBox="0 0 21600 21600" draw:glue-points="10800 0 3163 3163 0 10800 3163 18437 10800 21600 18437 18437 21600 10800 18437 3163" draw:text-areas="3180 3180 18420 18420" draw:type="flowchart-connector" draw:enhanced-path="U 10800 10800 10800 10800 0 360 Z N"/>
        </draw:custom-shape>
        <draw:line draw:style-name="gr2" draw:text-style-name="P3" draw:layer="layout" svg:x1="7.617cm" svg:y1="9.774cm" svg:x2="8.86cm" svg:y2="8.353cm">
          <text:p/>
        </draw:line>
        <draw:line draw:style-name="gr2" draw:text-style-name="P3" draw:layer="layout" svg:x1="4.841cm" svg:y1="13.217cm" svg:x2="6.05cm" svg:y2="11.767cm">
          <text:p/>
        </draw:line>
        <draw:line draw:style-name="gr2" draw:text-style-name="P3" draw:layer="layout" svg:x1="12.191cm" svg:y1="9.745cm" svg:x2="10.762cm" svg:y2="8.381cm">
          <text:p/>
        </draw:line>
        <draw:line draw:style-name="gr2" draw:text-style-name="P3" draw:layer="layout" svg:x1="9.254cm" svg:y1="13.191cm" svg:x2="7.857cm" svg:y2="11.794cm">
          <text:p/>
        </draw:line>
        <draw:line draw:style-name="gr2" draw:text-style-name="P3" draw:layer="layout" svg:x1="15.281cm" svg:y1="13cm" svg:x2="14.023cm" svg:y2="11.477cm">
          <text:p/>
        </draw:line>
        <draw:connector draw:style-name="gr3" draw:text-style-name="P3" draw:layer="layout" draw:type="curve" svg:x1="8.493cm" svg:y1="7.477cm" svg:x2="3.295cm" svg:y2="13.437cm" draw:start-shape="id1" draw:start-glue-point="6" draw:end-shape="id2" draw:end-glue-point="5" svg:d="M8493 7477c-3466 0-5198 1986-5198 5960" svg:viewBox="0 0 5199 5961">
          <text:p/>
        </draw:connector>
        <draw:connector draw:style-name="gr3" draw:text-style-name="P3" draw:layer="layout" draw:type="curve" svg:x1="9.827cm" svg:y1="8.747cm" svg:x2="10.135cm" svg:y2="13.437cm" draw:start-shape="id1" draw:start-glue-point="8" draw:end-shape="id3" draw:end-glue-point="11" svg:d="M9827 8747c0 3240 308 895 308 4690" svg:viewBox="0 0 309 4691">
          <text:p/>
        </draw:connector>
        <draw:line draw:style-name="gr4" draw:text-style-name="P3" draw:layer="layout" svg:x1="5.572cm" svg:y1="9.255cm" svg:x2="8.747cm" svg:y2="11.922cm">
          <text:p/>
        </draw:line>
        <draw:line draw:style-name="gr4" draw:text-style-name="P3" draw:layer="layout" svg:x1="8.874cm" svg:y1="10.017cm" svg:x2="5.191cm" svg:y2="11.66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5T04:46:41.060032555</meta:creation-date>
    <dc:date>2018-05-25T17:05:12.233345737</dc:date>
    <meta:editing-duration>PT11M31S</meta:editing-duration>
    <meta:editing-cycles>5</meta:editing-cycles>
    <meta:generator>LibreOffice/5.1.6.2$Linux_X86_64 LibreOffice_project/10m0$Build-2</meta:generator>
    <meta:document-statistic meta:object-count="15"/>
  </office:meta>
</office:document-meta>
</file>